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n</mi>
            <mo stretchy="false">̂</mo>
          </mover>
        </mrow>
        <mo stretchy="false">α</mo>
      </msub>
      <mi/>
      <msup>
        <mfenced open="∣" close="〉"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i/>
            <mo stretchy="false">…</mo>
            <mi/>
            <msub>
              <mo stretchy="false">ϕ</mo>
              <mrow>
                <msub>
                  <mo stretchy="false">α</mo>
                  <mi>N</mi>
                </msub>
              </mrow>
            </msub>
          </mrow>
        </mfenced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  <mrow>
        <mi/>
        <mo stretchy="false">=</mo>
        <mi/>
      </mrow>
      <mfenced open="[" close="]">
        <mrow>
          <mrow>
            <munderover>
              <mo stretchy="false">∑</mo>
              <mrow>
                <mi>i</mi>
                <mrow>
                  <mi/>
                  <mo stretchy="false">=</mo>
                  <mi/>
                </mrow>
                <mn>1</mn>
              </mrow>
              <mi>N</mi>
            </munderover>
            <mi/>
          </mrow>
          <mo stretchy="false">δ</mo>
          <mrow>
            <mo stretchy="false">(</mo>
            <mrow>
              <mo stretchy="false">α</mo>
              <mrow>
                <mi/>
                <mo stretchy="false">−</mo>
                <mi/>
              </mrow>
              <msub>
                <mo stretchy="false">α</mo>
                <mi>i</mi>
              </msub>
            </mrow>
            <mo stretchy="false">)</mo>
          </mrow>
        </mrow>
      </mfenced>
      <mi/>
      <msup>
        <mfenced open="∣" close="〉">
          <mrow>
            <msub>
              <mo stretchy="false">ϕ</mo>
              <mrow>
                <msub>
                  <mo stretchy="false">α</mo>
                  <mn>1</mn>
                </msub>
              </mrow>
            </msub>
            <mi/>
            <mo stretchy="false">…</mo>
            <mi/>
            <msub>
              <mo stretchy="false">ϕ</mo>
              <mrow>
                <msub>
                  <mo stretchy="false">α</mo>
                  <mi>N</mi>
                </msub>
              </mrow>
            </msub>
          </mrow>
        </mfenced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</mrow>
    <annotation encoding="StarMath 5.0">{hat n} _%ialpha ` 
left lline 
 %iphi _{%ialpha _1} ` dotslow ` %iphi _{%ialpha _N} 
right rangle ^ {(`+-`)} 
~=~ 
left [ 
 sum from {i `=` 1} to N ` %idelta (%ialpha ~-~ %ialpha _i) 
right ] ` 
left lline 
 %iphi _{%ialpha _1} ` dotslow ` %iphi _{%ialpha _N} 
right rangle ^ {(`+-`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0:20:07.343000000</meta:creation-date>
    <meta:generator>LibreOffice/4.1.4.2$Windows_x86 LibreOffice_project/0a0440ccc0227ad9829de5f46be37cfb6edcf72</meta:generator>
  </office:meta>
</office:document-meta>
</file>